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text-underline-style="solid" style:text-underline-width="auto" style:text-underline-color="font-color" fo:font-weight="bold" officeooo:rsid="00176360" officeooo:paragraph-rsid="00176360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6pt" style:text-underline-style="solid" style:text-underline-width="auto" style:text-underline-color="font-color" fo:font-weight="bold" officeooo:rsid="0018ac7a" officeooo:paragraph-rsid="0018ac7a" style:font-size-asian="14pt" style:font-weight-asian="bold" style:font-size-complex="16pt" style:font-weight-complex="bold"/>
    </style:style>
    <style:style style:name="P3" style:family="paragraph" style:parent-style-name="Standard">
      <style:text-properties fo:font-size="16pt" style:text-underline-style="solid" style:text-underline-width="auto" style:text-underline-color="font-color" fo:font-weight="bold" officeooo:rsid="001974e4" officeooo:paragraph-rsid="0018ac7a" style:font-size-asian="14pt" style:font-weight-asian="bold" style:font-size-complex="16pt" style:font-weight-complex="bold"/>
    </style:style>
    <style:style style:name="P4" style:family="paragraph" style:parent-style-name="Standard">
      <style:text-properties fo:font-size="16pt" style:text-underline-style="solid" style:text-underline-width="auto" style:text-underline-color="font-color" fo:font-weight="bold" officeooo:rsid="001974e4" officeooo:paragraph-rsid="001974e4" style:font-size-asian="14pt" style:font-weight-asian="bold" style:font-size-complex="16pt" style:font-weight-complex="bold"/>
    </style:style>
    <style:style style:name="P5" style:family="paragraph" style:parent-style-name="Standard">
      <style:text-properties fo:font-size="16pt" style:text-underline-style="solid" style:text-underline-width="auto" style:text-underline-color="font-color" fo:font-weight="bold" officeooo:rsid="001a054e" officeooo:paragraph-rsid="001a054e" style:font-size-asian="14pt" style:font-weight-asian="bold" style:font-size-complex="16pt" style:font-weight-complex="bold"/>
    </style:style>
    <style:style style:name="P6" style:family="paragraph" style:parent-style-name="Standard">
      <style:text-properties fo:font-size="16pt" style:text-underline-style="none" fo:font-weight="normal" officeooo:rsid="00176360" officeooo:paragraph-rsid="00176360" style:font-size-asian="14pt" style:font-weight-asian="normal" style:font-size-complex="16pt" style:font-weight-complex="normal"/>
    </style:style>
    <style:style style:name="P7" style:family="paragraph" style:parent-style-name="Standard">
      <style:text-properties fo:font-size="16pt" style:text-underline-style="none" fo:font-weight="normal" officeooo:rsid="00176360" officeooo:paragraph-rsid="0018ac7a" style:font-size-asian="14pt" style:font-weight-asian="normal" style:font-size-complex="16pt" style:font-weight-complex="normal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18ac7a" style:font-weight-asian="normal" style:font-weight-complex="normal"/>
    </style:style>
    <style:style style:name="T4" style:family="text">
      <style:text-properties style:text-underline-style="none" fo:font-weight="normal" officeooo:rsid="001974e4" style:font-weight-asian="normal" style:font-weight-complex="normal"/>
    </style:style>
    <style:style style:name="T5" style:family="text">
      <style:text-properties officeooo:rsid="0018ac7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Minutes for the group meeting 23.04.2014.</text:span></text:p>
      <text:p text:style-name="P1"/>
      <text:p text:style-name="P1">Discussion of the results of sprint 2:</text:p>
      <text:p text:style-name="P1"/>
      <text:p text:style-name="P6">1.System sequence diagram:</text:p>
      <text:p text:style-name="P6">Make a sequence diagram using all the use cases of the use case diagram. </text:p>
      <text:p text:style-name="P6"/>
      <text:p text:style-name="P7">2. <text:span text:style-name="T5">Use case diagram had some flaws in the presentation.</text:span></text:p>
      <text:p text:style-name="P7"><text:span text:style-name="T5"><text:s text:c="2"/></text:span></text:p>
      <text:p text:style-name="P6"/>
      <text:p text:style-name="P1">Scrumm Meeting.</text:p>
      <text:p text:style-name="P6"/>
      <text:p text:style-name="P6">1. Introduction of scrumm meeting(What have I done, what hinders me and what will I do).</text:p>
      <text:p text:style-name="P6"/>
      <text:p text:style-name="P6">Achieved since last meeting: Alpha, beta pruning, Highlightning of last played move, multi threading, time limited AI.</text:p>
      <text:p text:style-name="P1"><text:span text:style-name="T2"/></text:p>
      <text:p text:style-name="P1"><text:span text:style-name="T2">2. Discussion </text:span><text:span text:style-name="T3">of Shallow Blue</text:span><text:span text:style-name="T2">: Resolve the bug of the Undo button. <text:s/>Disable undo for online multiplayer,</text:span></text:p>
      <text:p text:style-name="P1"><text:span text:style-name="T2"/></text:p>
      <text:p text:style-name="P2"><text:span text:style-name="T2">3. The last sprint will more heavily evaluate </text:span><text:span text:style-name="T4">i</text:span><text:span text:style-name="T2">ndentation, organize imports (ctrl + shift + O) and Javadoc.</text:span></text:p>
      <text:p text:style-name="P3"><text:span text:style-name="T2"/></text:p>
      <text:p text:style-name="P4"><text:span text:style-name="T2">4.Work currently being done:</text:span></text:p>
      <text:p text:style-name="P4"><text:span text:style-name="T2">List of captured pieces – Aleksander S.</text:span></text:p>
      <text:p text:style-name="P4"><text:span text:style-name="T2">Displaying hints – Matias</text:span></text:p>
      <text:p text:style-name="P4"><text:span text:style-name="T2">Opening Books – Hussam</text:span></text:p>
      <text:p text:style-name="P4"><text:span text:style-name="T2">SQLite – Jon </text:span></text:p>
      <text:p text:style-name="P4"><text:span text:style-name="T2">Licensing ShallowBlue – Håkon. </text:span></text:p>
      <text:p text:style-name="P5"><text:span text:style-name="T2">Elo Rating – Aleksander M. </text:span></text:p>
      <text:p text:style-name="P5"><text:span text:style-name="T2">Online Multiplayer – Ole and Lars. </text:span></text:p>
      <text:p text:style-name="P1"><text:span text:style-name="T2"/></text:p>
      <text:p text:style-name="P1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4.2$Windows_x86 LibreOffice_project/0a0440ccc0227ad9829de5f46be37cfb6edcf72</meta:generator>
    <dc:date>2014-04-23T15:13:48.595000000</dc:date>
    <meta:document-statistic meta:table-count="0" meta:image-count="0" meta:object-count="0" meta:page-count="1" meta:paragraph-count="19" meta:word-count="140" meta:character-count="888" meta:non-whitespace-character-count="750"/>
    <meta:user-defined meta:name="Info 1"/>
    <meta:user-defined meta:name="Info 2"/>
    <meta:user-defined meta:name="Info 3"/>
    <meta:user-defined meta:name="Info 4"/>
  </office:meta>
</office:document-meta>
</file>